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g sans" svg:font-family="'gg sans', 'Noto Sans', 'Helvetica Neue', Helvetica, Arial, sans-serif"/>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Style">
      <style:text-properties fo:font-size="10pt" style:font-size-asian="10pt" style:font-size-complex="10pt"/>
    </style:style>
    <style:style style:name="P2" style:family="paragraph" style:parent-style-name="HeaderStyle">
      <style:text-properties fo:font-size="10pt" style:font-size-asian="10pt" style:font-size-complex="10pt"/>
    </style:style>
    <style:style style:name="P3" style:family="paragraph" style:parent-style-name="HeaderStyle" style:list-style-name="">
      <style:text-properties fo:font-size="10pt" style:font-size-asian="10pt" style:font-size-complex="10pt"/>
    </style:style>
    <style:style style:name="P4" style:family="paragraph" style:parent-style-name="ParaStyle">
      <style:text-properties style:font-name="Times New Roman" fo:font-size="10pt" style:font-size-asian="10pt" style:font-size-complex="10pt"/>
    </style:style>
    <style:style style:name="P5" style:family="paragraph" style:parent-style-name="ParaStyle">
      <style:text-properties fo:font-size="10pt" style:font-size-asian="10pt" style:font-size-complex="10pt"/>
    </style:style>
    <style:style style:name="P6" style:family="paragraph" style:parent-style-name="ParaStyl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variant="normal" fo:text-transform="none" style:font-name="gg sans" fo:font-size="12pt" fo:letter-spacing="normal" fo:font-style="normal" fo:font-weight="normal"/>
    </style:style>
    <style:style style:name="T4" style:family="text">
      <style:text-properties fo:font-variant="normal" fo:text-transform="none" style:font-name="gg sans" fo:font-size="12pt" fo:letter-spacing="normal" fo:font-style="normal" fo:font-weight="bold" style:font-weight-asian="bold" style:font-weight-complex="bold"/>
    </style:style>
    <style:style style:name="T5" style:family="text">
      <style:text-properties fo:font-variant="normal" fo:text-transform="none" style:font-name="gg sans" fo:letter-spacing="normal" fo:font-style="normal" fo:font-weight="bold" style:font-weight-asian="bold" style:font-weight-complex="bold"/>
    </style:style>
    <style:style style:name="T6" style:family="text">
      <style:text-properties fo:font-variant="normal" fo:text-transform="none" style:font-name="gg sans" fo:letter-spacing="normal" fo:font-style="normal" fo:font-weight="normal"/>
    </style:style>
    <style:style style:name="T7" style:family="text">
      <style:text-properties fo:font-variant="normal" fo:text-transform="none" fo:letter-spacing="normal" fo:font-style="normal" fo:font-weight="bold" style:font-weight-asian="bold" style:font-weight-complex="bold"/>
    </style:style>
    <style:style style:name="T8" style:family="text">
      <style:text-properties fo:font-variant="normal" fo:text-transform="none"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GroupBuild’s bot requirements are different from typical marketing use cases, e.g.</text:h>
      <text:h text:style-name="P1" text:outline-level="2"/>
      <text:p text:style-name="P5">• <text:span text:style-name="T1">Trust-building in activist circles</text:span></text:p>
      <text:p text:style-name="P5">BotBuilders: Moderate – uses trusted templates, but very sales-driven</text:p>
      <text:p text:style-name="P5">DIY: Strong – fine-tuned voice/tone to match GB culture </text:p>
      <text:p text:style-name="P5"/>
      <text:p text:style-name="P5">• <text:span text:style-name="T1">High security &amp; anonymity (e.g., AnonID)</text:span></text:p>
      <text:p text:style-name="P5">BotBuilders: Weak – focuses on CRM and user profiling</text:p>
      <text:p text:style-name="P5">DIY: Strong – full control over data flows</text:p>
      <text:p text:style-name="P5"><text:s/></text:p>
      <text:p text:style-name="P5">• <text:span text:style-name="T1">Ethically transparent AI moderation</text:span></text:p>
      <text:p text:style-name="P5">BotBuilders: Not a focus</text:p>
      <text:p text:style-name="P5">DIY: Strong – supports BeAxa integration</text:p>
      <text:p text:style-name="P5"/>
      <text:p text:style-name="P5">• <text:span text:style-name="T1">Volunteer onboarding flows</text:span></text:p>
      <text:p text:style-name="P5">BotBuilders: Possible with tweaks</text:p>
      <text:p text:style-name="P5">DIY: Easily customized via GPT + ManyChat</text:p>
      <text:p text:style-name="P5"/>
      <text:p text:style-name="P5">• <text:span text:style-name="T1">Civic engagement, protest logistics</text:span></text:p>
      <text:p text:style-name="P5">BotBuilders: Outside their core domain</text:p>
      <text:p text:style-name="P5">DIY: Custom design – but possible</text:p>
      <text:p text:style-name="P5"/>
      <text:p text:style-name="P5">• <text:span text:style-name="T1">Integration with GB modules</text:span></text:p>
      <text:p text:style-name="P5">BotBuilders: Not possible – closed ecosystem</text:p>
      <text:p text:style-name="P5">DIY: Yes – open APIs and dev integrations</text:p>
      <text:p text:style-name="P5"/>
      <text:p text:style-name="P5">• <text:span text:style-name="T1">Human moderation fallback + alerts</text:span></text:p>
      <text:p text:style-name="P5">BotBuilders: No built-in civic fallback layers</text:p>
      <text:p text:style-name="P5">DIY: Yes – trigger human escalations</text:p>
      <text:p text:style-name="P5"/>
      <text:p text:style-name="P5">• <text:span text:style-name="T1">Hackable/open to GB volunteer</text:span>s</text:p>
      <text:p text:style-name="P5">BotBuilders: No – closed/proprietary</text:p>
      <text:p text:style-name="P5">DIY: Yes – open tools and protocols </text:p>
      <text:p text:style-name="P6"/>
      <text:p text:style-name="P4"><text:span text:style-name="T7">GroupBuild (GB)</text:span><text:span text:style-name="T8"> is a civic tech platform that empowers "We The People" and their local communities to organize, coordinate, and take action about causes they care about. GB provides tools for building grassroots advocacy Groups, mapping events such as protest rallies, voting on shared goals, and moderating discussions using an ethical-AI moderator. GB protects user-anonymity through AnonID-login, fosters decentralized collaboration, and promotes trust through transparency and open participation. GB's goals are to make it easier for people to unite around shared values, amplify their voices through local action and thus co-create a more accountable Democracy.</text:span></text:p>
      <text:p text:style-name="P6"/>
      <text:h text:style-name="P1" text:outline-level="2">2. ChatGPT's Recommendations for GB:</text:h>
      <text:h text:style-name="P1" text:outline-level="3"/>
      <text:h text:style-name="P1" text:outline-level="3">2.1 DO NOT use BotBuilders or Automator AI</text:h>
      <text:p text:style-name="P5">Despite its polish and marketing success, BotBuilders is designed for sales-driven businesses, not decentralized civic-tech.</text:p>
      <text:p text:style-name="P5">Key issues:</text:p>
      <text:p text:style-name="P5">- Focus on profiling and conversion, not anonymity or safety</text:p>
      <text:p text:style-name="P5">- Closed SaaS limits transparency, dev collab, and support for GB features like event management or moderation ethics</text:p>
      <text:h text:style-name="P3" text:outline-level="3"/>
      <text:h text:style-name="P1" text:outline-level="3">2.2 DO Build a Custom GPT/ManyChat Stack</text:h>
      <text:p text:style-name="P5">Use GPT + ManyChat + Zapier (or open-source tools like Rasa) to:</text:p>
      <text:p text:style-name="P5">- Power onboarding and protest flows</text:p>
      <text:p text:style-name="P5">- Integrate with GroupBuilder, ProtestMap, AnonID</text:p>
      <text:p text:style-name="P5">- Support trust scoring and role-based permissions (maintain user trust and control the architecture)</text:p>
      <text:h text:style-name="P3" text:outline-level="3"/>
      <text:h text:style-name="P1" text:outline-level="3">3. Interim Option</text:h>
      <text:p text:style-name="P5">Dev resources are tight, so we should probably hire a freelancer to prototype the onboarding/chat flows, using open tools with a migration plan to a fully-owned GB st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g sans" svg:font-family="'gg sans', 'Noto Sans', 'Helvetica Neue', Helvetica, Arial, sans-serif"/>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itleStyle" style:family="paragraph">
      <style:text-properties fo:font-size="16pt" fo:font-weight="bold"/>
    </style:style>
    <style:style style:name="HeaderStyle" style:family="paragraph">
      <style:text-properties fo:font-size="12pt" fo:font-weight="bold"/>
    </style:style>
    <style:style style:name="ParaStyle" style:family="paragraph">
      <style:text-properties fo:font-size="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1" meta:paragraph-count="40" meta:word-count="386" meta:character-count="2562"/>
    <dc:date>2025-06-18T14:25:01.30</dc:date>
    <dc:creator>Rick Ballard</dc:creator>
  </office:meta>
</office:document-meta>
</file>